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RGE DOS SANTOS PEREIRA</text:p>
          </table:table-cell>
          <table:table-cell office:value-type="string" table:style-name="ce5">
            <text:p>MELHORADO</text:p>
          </table:table-cell>
          <table:table-cell office:value-type="float" office:value="53991426213" table:style-name="ce5">
            <text:p>53991426213</text:p>
          </table:table-cell>
          <table:table-cell office:value-type="date" office:date-value="2025-09-03T00:00:00" table:style-name="ce6">
            <text:p>03/09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FRANCISCO MANOEL DA SILVA Nº79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FERNANDA DA LUZ MIGUEL</text:p>
          </table:table-cell>
          <table:table-cell office:value-type="string" table:style-name="ce5">
            <text:p>MELHORADO</text:p>
          </table:table-cell>
          <table:table-cell office:value-type="float" office:value="53999433720" table:style-name="ce5">
            <text:p>53999433720</text:p>
          </table:table-cell>
          <table:table-cell office:value-type="date" office:date-value="2025-09-03T00:00:00" table:style-name="ce6">
            <text:p>03/09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RUA MARCILIO DIAS Nº3134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ALVARO SILVEIRA ANTUART</text:p>
          </table:table-cell>
          <table:table-cell office:value-type="string" table:style-name="ce5">
            <text:p>MELHORADO</text:p>
          </table:table-cell>
          <table:table-cell office:value-type="float" office:value="53984135547" table:style-name="ce5">
            <text:p>53984135547</text:p>
          </table:table-cell>
          <table:table-cell office:value-type="date" office:date-value="2025-09-04T00:00:00" table:style-name="ce6">
            <text:p>04/09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RUA JOSE MACHADO DE MENDONCA Nº604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RGE LUIZ VEIGA SOUZA</text:p>
          </table:table-cell>
          <table:table-cell office:value-type="string" table:style-name="ce5">
            <text:p>MELHORADO</text:p>
          </table:table-cell>
          <table:table-cell office:value-type="float" office:value="53991386610" table:style-name="ce5">
            <text:p>53991386610</text:p>
          </table:table-cell>
          <table:table-cell office:value-type="date" office:date-value="2025-09-05T00:00:00" table:style-name="ce6">
            <text:p>05/09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CINCO CEVAL Nº16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ABRIEL DOS SANTOS CABISTANY</text:p>
          </table:table-cell>
          <table:table-cell office:value-type="string" table:style-name="ce5">
            <text:p>MELHORADO</text:p>
          </table:table-cell>
          <table:table-cell office:value-type="float" office:value="53984668390" table:style-name="ce5">
            <text:p>53984668390</text:p>
          </table:table-cell>
          <table:table-cell office:value-type="date" office:date-value="2025-09-08T00:00:00" table:style-name="ce6">
            <text:p>08/09/25</text:p>
          </table:table-cell>
          <table:table-cell office:value-type="string" table:style-name="ce5">
            <text:p>F258</text:p>
          </table:table-cell>
          <table:table-cell office:value-type="string" table:style-name="ce4">
            <text:p>ESTRADA DO ENGENHO Nº1914</text:p>
          </table:table-cell>
          <table:table-cell office:value-type="string" table:style-name="ce8">
            <text:p>CAPS PORT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IO BAIRROS PACHECO</text:p>
          </table:table-cell>
          <table:table-cell office:value-type="string" table:style-name="ce5">
            <text:p>MELHORADO</text:p>
          </table:table-cell>
          <table:table-cell office:value-type="float" office:value="53984695836" table:style-name="ce5">
            <text:p>53984695836</text:p>
          </table:table-cell>
          <table:table-cell office:value-type="date" office:date-value="2025-09-08T00:00:00" table:style-name="ce6">
            <text:p>08/09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ESTRADA DA BOA VISTA Nº46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DRIGO DINEGRI COSTA</text:p>
          </table:table-cell>
          <table:table-cell office:value-type="string" table:style-name="ce5">
            <text:p>MELHORADO</text:p>
          </table:table-cell>
          <table:table-cell office:value-type="float" office:value="53981531290" table:style-name="ce5">
            <text:p>53981531290</text:p>
          </table:table-cell>
          <table:table-cell office:value-type="date" office:date-value="2025-09-09T00:00:00" table:style-name="ce6">
            <text:p>09/09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PEDRO MACHADO FILHO Nº37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BERSON BRAGA NOGUEIRA</text:p>
          </table:table-cell>
          <table:table-cell office:value-type="string" table:style-name="ce5">
            <text:p>MELHORADO</text:p>
          </table:table-cell>
          <table:table-cell office:value-type="float" office:value="53984757105" table:style-name="ce5">
            <text:p>53984757105</text:p>
          </table:table-cell>
          <table:table-cell office:value-type="date" office:date-value="2025-09-09T00:00:00" table:style-name="ce6">
            <text:p>09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ELISABETH POETSCH DA SILVEIRA Nº0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AN BOTELHO TEIXEIRA</text:p>
          </table:table-cell>
          <table:table-cell office:value-type="string" table:style-name="ce5">
            <text:p>MELHORADO</text:p>
          </table:table-cell>
          <table:table-cell office:value-type="float" office:value="53991184238" table:style-name="ce5">
            <text:p>53991184238</text:p>
          </table:table-cell>
          <table:table-cell office:value-type="date" office:date-value="2025-09-09T00:00:00" table:style-name="ce6">
            <text:p>09/09/25</text:p>
          </table:table-cell>
          <table:table-cell office:value-type="string" table:style-name="ce5">
            <text:p>F840</text:p>
          </table:table-cell>
          <table:table-cell office:value-type="string" table:style-name="ce4">
            <text:p>AVENIDA VINTE E CINCO DE JULHO Nº4015</text:p>
          </table:table-cell>
          <table:table-cell office:value-type="string" table:style-name="ce9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ELINGTON GOVEIA DE OLIVEIRA</text:p>
          </table:table-cell>
          <table:table-cell office:value-type="string" table:style-name="ce5">
            <text:p>MELHORADO</text:p>
          </table:table-cell>
          <table:table-cell office:value-type="float" office:value="53984379826" table:style-name="ce5">
            <text:p>53984379826</text:p>
          </table:table-cell>
          <table:table-cell office:value-type="date" office:date-value="2025-09-09T00:00:00" table:style-name="ce6">
            <text:p>09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COLONIA RINCAO DA CRUZ Nº3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TRICIA BARBOSA LOPES</text:p>
          </table:table-cell>
          <table:table-cell office:value-type="string" table:style-name="ce5">
            <text:p>MELHORADO</text:p>
          </table:table-cell>
          <table:table-cell office:value-type="float" office:value="53997066550" table:style-name="ce5">
            <text:p>53997066550</text:p>
          </table:table-cell>
          <table:table-cell office:value-type="date" office:date-value="2025-09-09T00:00:00" table:style-name="ce6">
            <text:p>09/09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SALGADO FILHO Nº1361 BL 03 AP 40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Usuário do Windows</meta:initial-creator>
    <dc:creator>Recepção Coordenação</dc:creator>
    <meta:creation-date>2016-07-13T11:42:24Z</meta:creation-date>
    <dc:date>2025-09-10T12:39:19Z</dc:date>
    <meta:print-date>2024-06-07T20:11:09Z</meta:print-date>
    <meta:editing-cycles>4109</meta:editing-cycles>
    <meta:editing-duration>PT4597053S</meta:editing-duration>
  </office:meta>
</office:document-meta>
</file>